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LASER PROJECTOR</text:span></text:p>
      <text:p text:style-name="Text_20_body">The Micro Star from ADJ produces more than 200 beams of red lasers and green laser star patterns that will project on the ceiling, walls, and dance floor. Safe, efficient, easy to use and highly portable, the Micro Star brings exciting laser effects anywhere you need to go at an affordable price.</text:p>
      <text:p text:style-name="Standard"/>
      <text:p text:style-name="Standard"/>
      <text:p text:style-name="Text_20_body">Lasers have taken over the party scene by force and show no signs of leaving anytime soon, in fact they are only growing in popularity at parties, clubs, festivals and shows alike. Luckily for you ADJ offers an affordable option for the DJ at home or on the  road. The Micro Star offers a wide range of exciting features that are sure to impress your crowd. It's so lightweight and easy to use you'll have no trouble taking it from gig to gig and getting it set up quickly. Party goers will be dancing and having the time of their life when you have lasers of this caliber synchronized with your music.<text:line-break/>DJing and entertaining is about more than just the music, it's about incorporating all the senses into the entire experience. With the Micro Star incorporated into your entertainment system you'll be on the forefront of mobile light show production with capabilities that will impress more than just your friends. Light up every night with the Micro Star laser light from ADJ.</text:p>
      <text:p text:style-name="Text_20_body"><text:span text:style-name="Strong_20_Emphasis">Specification</text:span></text:p>
      <text:list xml:id="list6383784715448515990" text:style-name="L1">
        <text:list-item>
          <text:p text:style-name="P2">Produces more than 200 green and red laser beams with star patterns that can be projected on a ceiling, wall or dance floor </text:p>
        </text:list-item>
        <text:list-item>
          <text:p text:style-name="P2">Compact case design </text:p>
        </text:list-item>
        <text:list-item>
          <text:p text:style-name="P2">2 operational modes: Auto Mode (built-in programs), or Sound Active Mode </text:p>
        </text:list-item>
        <text:list-item>
          <text:p text:style-name="P2">Built-in programs can be changed with a push of a button on the unit or from the RF wireless remote </text:p>
        </text:list-item>
        <text:list-item>
          <text:p text:style-name="P2">Includes dual hanging bracket </text:p>
        </text:list-item>
        <text:list-item>
          <text:p text:style-name="P2">Complies with FDA standards </text:p>
        </text:list-item>
        <text:list-item>
          <text:p text:style-name="P2">Fan cooled </text:p>
        </text:list-item>
        <text:list-item>
          <text:p text:style-name="P2">Power consumption: 9W max </text:p>
        </text:list-item>
        <text:list-item>
          <text:p text:style-name="P2">Green Laser: 30mW (532nm) Green laser </text:p>
        </text:list-item>
        <text:list-item>
          <text:p text:style-name="P2">Red Laser: 80mW (650nm) Red laser </text:p>
        </text:list-item>
        <text:list-item>
          <text:p text:style-name="P2">Includes UL Listed multi-voltage power supply: AC 100-240V, 50/60Hz </text:p>
        </text:list-item>
        <text:list-item>
          <text:p text:style-name="P2">Includes RF Wireless Remote Control [Auto/Sound Control; Black Out; Color Change (R, G, R+G, Random); Rotation Control (Clockwise/Counterclockwise/Random)] </text:p>
        </text:list-item>
        <text:list-item>
          <text:p text:style-name="P2">Dimensions (LxWxH): 2”x4.75”x3.5” / 50x120x90mm </text:p>
        </text:list-item>
        <text:list-item>
          <text:p text:style-name="P1">Weight: 2 lbs. / 0 .6 kg.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0S</meta:editing-duration>
    <meta:editing-cycles>3</meta:editing-cycles>
    <meta:generator>OpenOffice/4.1.1$Win32 OpenOffice.org_project/411m6$Build-9775</meta:generator>
    <dc:date>2018-02-17T12:46:53.79</dc:date>
    <meta:document-statistic meta:table-count="0" meta:image-count="0" meta:object-count="0" meta:page-count="1" meta:paragraph-count="18" meta:word-count="364" meta:character-count="2100"/>
    <dc:creator>Marti </dc:creator>
    <meta:user-defined meta:name="Info 1"/>
    <meta:user-defined meta:name="Info 2"/>
    <meta:user-defined meta:name="Info 3"/>
    <meta:user-defined meta:name="Info 4"/>
  </office:meta>
</office:document-meta>
</file>